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style:font-name="Arial"/>
    </style:style>
    <style:style style:name="P2"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L PROGRESO</text:p>
      <text:p text:style-name="P2"/>
      <text:section text:style-name="Sect1" text:name="Sección1">
        <text:p text:style-name="P3"/>
      </text:section>
      <text:p text:style-name="P3"/>
      <text:section text:style-name="Sect2" text:name="Sección2">
        <text:p text:style-name="P3">Un texto es una composición de signos codificados en un sistema de escritura que forma una unidad de sentido. También es una composición de caracteres imprimibles generados por un algoritmo de cifrado que, aunque no tienen sentido para cualquier persona, sí puede ser descifrado por su destinatario originalUn texto es una composición de signos codificados en un sistema de escritura que forma una unidad de sentido. También es una composición de caracteres imprimibles generados por un algoritmo de cifrado que, aunque no tienen sentido para cualquier persona, sí puede ser descifrado por su destinatario originalUn texto es una composición de signos codificados en un sistema de escritura que forma una unidad de sentido. También es una composición de caracteres imprimibles generados por un algoritmo de cifrado que, aunque no tienen sentido para cualquier persona, sí puede ser descifrado por su destinatario originalUn texto es una composición de signos codificados en un sistema de escritura que forma una unidad de sentido. También es una composición de caracteres imprimibles generados por un algoritmo de cifrado que, aunque no tienen sentido para cualquier persona, sí puede ser descifrado por su destinatario originalUn texto es una composición de signos codificados en un sistema de escritura que forma una unidad de sentido. También es una composición de caracteres imprimibles generados por un algoritmo de cifrado que, aunque no tienen sentido para cualquier persona, sí puede ser descifrado por su destinatario originalUn texto es una composición de signos codificados en un sistema de escritura que forma una unidad de sentido. También es una composición de caracteres imprimibles generados por un algoritmo de cifrado que, aunque no tienen sentido para cualquier persona, sí puede ser descifrado por su destinatario original<text:tab/><text:tab/></text:p>
      </text:section>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Ari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draw:frame draw:style-name="Mfr1" draw:name="gráficos1" text:anchor-type="paragraph" svg:x="-2.223cm" svg:y="-2cm" svg:width="20.999cm" svg:height="1.85cm" draw:z-index="0"><draw:image xlink:href="http://www3.gobiernodecanarias.org/medusa/ecoescuela/plantillasrecursos/files/2019/02/eso-3-ciencias-naturaleza.png" xlink:type="simple" xlink:show="embed" xlink:actuate="onLoad"/></draw:frame> <text:s/></text:p>
      </style:header>
      <style:footer>
        <text:p text:style-name="MP1">Recurso Prueba de textos |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4S</meta:editing-duration>
    <meta:editing-cycles>4</meta:editing-cycles>
    <meta:generator>OpenOffice/4.1.6$Win32 OpenOffice.org_project/416m1$Build-9790</meta:generator>
    <dc:date>2019-02-14T20:47:10.58</dc:date>
    <meta:document-statistic meta:table-count="0" meta:image-count="1" meta:object-count="0" meta:page-count="1" meta:paragraph-count="4" meta:word-count="291" meta:character-count="1886"/>
    <meta:user-defined meta:name="Info 1"/>
    <meta:user-defined meta:name="Info 2"/>
    <meta:user-defined meta:name="Info 3"/>
    <meta:user-defined meta:name="Info 4"/>
  </office:meta>
</office:document-meta>
</file>